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fe44" officeooo:paragraph-rsid="000bfe44"/>
    </style:style>
    <style:style style:name="P2" style:family="paragraph" style:parent-style-name="Standard">
      <style:text-properties officeooo:rsid="000d1ad3" officeooo:paragraph-rsid="000d1ad3"/>
    </style:style>
    <style:style style:name="P3" style:family="paragraph" style:parent-style-name="Standard">
      <style:text-properties officeooo:rsid="000d1ad3" officeooo:paragraph-rsid="000ed4c4"/>
    </style:style>
    <style:style style:name="P4" style:family="paragraph" style:parent-style-name="Standard">
      <style:text-properties officeooo:rsid="000dc2af" officeooo:paragraph-rsid="000dc2af"/>
    </style:style>
    <style:style style:name="P5" style:family="paragraph" style:parent-style-name="Standard">
      <style:text-properties officeooo:rsid="000dc2af" officeooo:paragraph-rsid="000dc2af"/>
    </style:style>
    <style:style style:name="T1" style:family="text">
      <style:text-properties officeooo:rsid="000dc2af"/>
    </style:style>
    <style:style style:name="T2" style:family="text">
      <style:text-properties officeooo:rsid="000ed4c4"/>
    </style:style>
    <style:style style:name="T3" style:family="text">
      <style:text-properties officeooo:rsid="000f04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<text:span text:style-name="T2">Rhize</text:span> Recrui<text:span text:style-name="T2">t</text:span>ment,</text:p>
      <text:p text:style-name="P1"/>
      <text:p text:style-name="P2">I am writing in support of my application to the role of <text:span text:style-name="T2">Graduate </text:span>Software Developer at <text:span text:style-name="T2">Rhize</text:span><text:span text:style-name="T1">.</text:span></text:p>
      <text:p text:style-name="P1"/>
      <text:p text:style-name="P1">I am a Software Developer and Engineer based in York, with experience in a wide array of fields, including full stack web development, database design and management, and cloud computing through Google cloud and AWS. My previous professional experience has seen me work in a fast paced startup environment, working in an agile team under strict deadlines and with ever changing requirements, through which I have successfully contributed to multiple product releases and led a variety of projects. I have had to quickly adapt to new software, tooling and business plans, and have succeeded in doing so.</text:p>
      <text:p text:style-name="P1"/>
      <text:p text:style-name="P3">This experience will <text:span text:style-name="T1">make me a great fit for the role, and I believe that the development team at </text:span><text:span text:style-name="T2">Rhize</text:span><text:span text:style-name="T1"> will benefit from my contributions and work in the team. I will be able to bring my past experiences and ever developing skills to the company and successfully deliver on anything that is asked from me in the job.</text:span></text:p>
      <text:p text:style-name="P2"/>
      <text:p text:style-name="P2"><text:span text:style-name="T1">Thank you for reading my application and considering me for the position. </text:span>I look forward to hearing from you.</text:p>
      <text:p text:style-name="P2"/>
      <text:p text:style-name="P4">Yours Sincerely,</text:p>
      <text:p text:style-name="P4">Peter Gillingham</text:p>
      <text:p text:style-name="P4"/>
      <text:p text:style-name="P4">Hi,</text:p>
      <text:p text:style-name="P4"/>
      <text:p text:style-name="P4">I saw a job advert on Indeed for a software development role, and after looking into Wave Venture I wanted to reach out directly to you.</text:p>
      <text:p text:style-name="P4"/>
      <text:p text:style-name="P4">I am a software developer and engineer with experience in a wide array of fields, including statistical and data science computing with Python, embedded systems engineering with C and Assembly, and web development/cloud computing. My previous professional experience has seen me successfully working in a fast paced startup environment working in the renewable energy space (specifically solar and local energy storage) and I think that these skills will benefit both you as a company and me as an employee.</text:p>
      <text:p text:style-name="P4"/>
      <text:p text:style-name="P4">P<text:span text:style-name="T3">r</text:span>evious to that I graduated from the University of York with a masters degree in Electronic Engineering (with Music Technology), achieving a 2:1. Here I also focused my masters project on renewable energy storage and usage management, implementing a genetic algorithm (NSGA-II) in Python to develop a<text:span text:style-name="T3">l</text:span>gorithms for battery systems using evolutionary techniques. Although not directly related to Wave Venture, the experience is transferable and will make me a strong developer, giving me the ability and skills to successfully deliver on anything that is asked from me.</text:p>
      <text:p text:style-name="P4"/>
      <text:p text:style-name="P4">Thank you for taking the time to read my enquiry, and I am more than happy to provide my CV. I look forward to hearing from you.</text:p>
      <text:p text:style-name="P4"/>
      <text:p text:style-name="P4">Yours Sincerely, </text:p>
      <text:p text:style-name="P4">Peter Gillingha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13:40:41.581000000</meta:creation-date>
    <dc:date>2024-02-06T13:56:39.403000000</dc:date>
    <meta:editing-duration>PT55M29S</meta:editing-duration>
    <meta:editing-cycles>3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14" meta:word-count="423" meta:character-count="2552" meta:non-whitespace-character-count="2142"/>
  </office:meta>
</office:document-meta>
</file>